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Consolas" svg:font-family="Consolas" style:font-adornments="Обычный" style:font-family-generic="modern" style:font-pitch="fixed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text">
      <style:text-properties fo:language="ru" fo:country="RU" officeooo:rsid="003e60e5" officeooo:paragraph-rsid="003e60e5"/>
    </style:style>
    <style:style style:name="P2" style:family="paragraph" style:parent-style-name="_5f_text">
      <style:text-properties fo:language="ru" fo:country="RU" officeooo:rsid="003e9324" officeooo:paragraph-rsid="003e9324"/>
    </style:style>
    <style:style style:name="P3" style:family="paragraph" style:parent-style-name="_5f_text">
      <style:text-properties fo:language="ru" fo:country="RU" officeooo:rsid="004024d2" officeooo:paragraph-rsid="004024d2"/>
    </style:style>
    <style:style style:name="P4" style:family="paragraph" style:parent-style-name="_5f_text">
      <style:text-properties fo:language="ru" fo:country="RU" officeooo:rsid="0042af30" officeooo:paragraph-rsid="0042af30"/>
    </style:style>
    <style:style style:name="P5" style:family="paragraph" style:parent-style-name="_5f_text">
      <style:text-properties fo:language="ru" fo:country="RU" officeooo:rsid="004e0e84" officeooo:paragraph-rsid="004e0e84"/>
    </style:style>
    <style:style style:name="P6" style:family="paragraph" style:parent-style-name="_5f_text">
      <style:text-properties fo:language="ru" fo:country="RU" officeooo:rsid="004e75ca" officeooo:paragraph-rsid="004e75ca"/>
    </style:style>
    <style:style style:name="P7" style:family="paragraph" style:parent-style-name="_5f_text">
      <style:text-properties fo:language="ru" fo:country="RU" officeooo:rsid="004e75ca" officeooo:paragraph-rsid="0054bdbd"/>
    </style:style>
    <style:style style:name="P8" style:family="paragraph" style:parent-style-name="_5f_text">
      <style:text-properties fo:language="ru" fo:country="RU" officeooo:rsid="004fe5e9" officeooo:paragraph-rsid="0054bdbd"/>
    </style:style>
    <style:style style:name="P9" style:family="paragraph" style:parent-style-name="_5f_text">
      <style:text-properties officeooo:paragraph-rsid="00443f88"/>
    </style:style>
    <style:style style:name="P10" style:family="paragraph" style:parent-style-name="_5f_code">
      <style:text-properties fo:language="en" fo:country="US" officeooo:rsid="004024d2" officeooo:paragraph-rsid="004024d2"/>
    </style:style>
    <style:style style:name="P11" style:family="paragraph" style:parent-style-name="_5f_code">
      <style:text-properties officeooo:paragraph-rsid="004b1666"/>
    </style:style>
    <style:style style:name="P12" style:family="paragraph" style:parent-style-name="_5f_code">
      <style:text-properties fo:language="ru" fo:country="RU" officeooo:rsid="004e0e84" officeooo:paragraph-rsid="004e0e84"/>
    </style:style>
    <style:style style:name="P13" style:family="paragraph" style:parent-style-name="_5f_paragraph">
      <style:text-properties officeooo:rsid="00554c4f" officeooo:paragraph-rsid="00554c4f"/>
    </style:style>
    <style:style style:name="P14" style:family="paragraph" style:parent-style-name="_5f_code">
      <style:text-properties fo:language="en" fo:country="US" officeooo:rsid="004e0e84" officeooo:paragraph-rsid="004e0e84"/>
    </style:style>
    <style:style style:name="P15" style:family="paragraph" style:parent-style-name="_5f_code">
      <style:text-properties officeooo:paragraph-rsid="00579cc7"/>
    </style:style>
    <style:style style:name="P16" style:family="paragraph" style:parent-style-name="_5f_heading_5f_top" style:list-style-name="L1"/>
    <style:style style:name="T1" style:family="text">
      <style:text-properties fo:language="en" fo:country="US"/>
    </style:style>
    <style:style style:name="T2" style:family="text">
      <style:text-properties fo:language="en" fo:country="US" officeooo:rsid="003e9324"/>
    </style:style>
    <style:style style:name="T3" style:family="text">
      <style:text-properties fo:language="en" fo:country="US" officeooo:rsid="004024d2"/>
    </style:style>
    <style:style style:name="T4" style:family="text">
      <style:text-properties fo:language="en" fo:country="US" officeooo:rsid="00462a61"/>
    </style:style>
    <style:style style:name="T5" style:family="text">
      <style:text-properties fo:language="en" fo:country="US" officeooo:rsid="0054bdbd"/>
    </style:style>
    <style:style style:name="T6" style:family="text">
      <style:text-properties officeooo:rsid="003f00f3"/>
    </style:style>
    <style:style style:name="T7" style:family="text">
      <style:text-properties style:font-name="Consolas" fo:font-size="9pt" fo:language="en" fo:country="US" fo:font-weight="normal" officeooo:rsid="004ad45c"/>
    </style:style>
    <style:style style:name="T8" style:family="text">
      <style:text-properties style:font-name="Hack" fo:font-size="9pt" fo:language="en" fo:country="US" fo:font-weight="normal"/>
    </style:style>
    <style:style style:name="T9" style:family="text">
      <style:text-properties officeooo:rsid="00514d64"/>
    </style:style>
    <style:style style:name="T10" style:family="text">
      <style:text-properties officeooo:rsid="00554c4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з под админа</text:p>
      <text:p text:style-name="_5f_code">sudo apt update</text:p>
      <text:p text:style-name="_5f_code">sudo apt-<text:span text:style-name="T2">get -y</text:span> install mysql-server</text:p>
      <text:p text:style-name="_5f_code">sudo mysql_secure_installation</text:p>
      <text:p text:style-name="_5f_text"/>
      <text:p text:style-name="_5f_text">VALIDATE PASSWORD COMPONENT can be used to test passwords</text:p>
      <text:p text:style-name="_5f_text">and improve security. It checks the strength of password</text:p>
      <text:p text:style-name="_5f_text">and allows the users to set only those passwords which are</text:p>
      <text:p text:style-name="_5f_text">secure enough. Would you like to setup VALIDATE PASSWORD component?</text:p>
      <text:p text:style-name="_5f_text"/>
      <text:p text:style-name="_5f_text">Press y|Y for Yes, any other key for No: Y</text:p>
      <text:p text:style-name="_5f_text"/>
      <text:p text:style-name="_5f_text">КОМПОНЕНТ VALIDATE PASSWORD COMPONENT можно использовать для проверки паролей.</text:p>
      <text:p text:style-name="_5f_text">и повысить безопасность. Проверяет надежность пароля</text:p>
      <text:p text:style-name="_5f_text">и позволяет пользователям устанавливать только те пароли, которые</text:p>
      <text:p text:style-name="_5f_text">достаточно безопасно. Хотите настроить компонент ПРОВЕРКА ПАРОЛЯ?</text:p>
      <text:p text:style-name="_5f_text"/>
      <text:p text:style-name="_5f_text">Нажмите y | Y для Да, любую другую клавишу для Нет: Y</text:p>
      <text:p text:style-name="P2">Дальше вопросы по усилению безопасности. На все вопросы отвечать Да.</text:p>
      <text:p text:style-name="_5f_heading_5f_4">Отключаем auth_socket у админа</text:p>
      <text:p text:style-name="_5f_code">sudo mysql</text:p>
      <text:p text:style-name="_5f_code">SELECT user,authentication_string,plugin,host FROM mysql.user;</text:p>
      <text:p text:style-name="_5f_code">ALTER USER 'root'@'localhost' IDENTIFIED WITH caching_sha2_password BY '<text:span text:style-name="T7">Super2020</text:span>';</text:p>
      <text:p text:style-name="_5f_code">FLUSH PRIVILEGES;</text:p>
      <text:p text:style-name="P10">exit;</text:p>
      <text:p text:style-name="P3">Повторный вход</text:p>
      <text:p text:style-name="_5f_code">sudo mysql -<text:span text:style-name="T3">u</text:span> <text:span text:style-name="T1">root -p</text:span></text:p>
      <text:p text:style-name="_5f_paragraph">Создание базы, <text:span text:style-name="T6">пользователя и установка прав</text:span></text:p>
      <text:p text:style-name="_5f_code">CREATE DATABASE staff CHARACTER SET utf8 COLLATE utf8_general_ci;</text:p>
      <text:p text:style-name="P11">CREATE USER 'userstaff'@'%' IDENTIFIED BY '<text:span text:style-name="T1">Super2020</text:span>';</text:p>
      <text:p text:style-name="_5f_code">GRANT SELECT, INSERT, UPDATE, DELETE, CREATE, DROP, GRANT OPTION, REFERENCES, INDEX, ALTER, CREATE TEMPORARY TABLES, LOCK TABLES, CREATE VIEW, SHOW VIEW, CREATE ROUTINE, ALTER ROUTINE, EXECUTE ON staff.* TO 'userstaff'@'%';</text:p>
      <text:p text:style-name="P15">FLUSH PRIVILEGES;</text:p>
      <text:p text:style-name="_5f_paragraph">Посмотреть права <text:span text:style-name="T10">пользователя</text:span></text:p>
      <text:p text:style-name="_5f_code">SHOW GRANTS FOR 'user'@'host' или SHOW GRANTS FOR CURRENT_USER,</text:p>
      <text:p text:style-name="P13">удалить права</text:p>
      <text:p text:style-name="_5f_code">REVOKE ALL PRIVILEGES, GRANT OPTION FROM 'bloguser'@'localhost';</text:p>
      <text:p text:style-name="_5f_paragraph">список пользователей</text:p>
      <text:p text:style-name="_5f_code">SELECT user FROM mysql.user;</text:p>
      <text:p text:style-name="P6">проверяем права <text:span text:style-name="T9">пользователя</text:span></text:p>
      <text:p text:style-name="P8">SELECT * FROM mysql.user <text:span text:style-name="T5">where user='superstaff'</text:span>;</text:p>
      <text:p text:style-name="P7"/>
      <text:p text:style-name="P6">show grants for userstaff@localhost;</text:p>
      <text:p text:style-name="P5">входим под пользователем</text:p>
      <text:p text:style-name="P5"/>
      <text:p text:style-name="P12">mysql -<text:span text:style-name="T3">u</text:span><text:span text:style-name="T1"> </text:span><text:span text:style-name="T8">staff</text:span><text:span text:style-name="T1"> -p</text:span></text:p>
      <text:p text:style-name="P14">SHOW DATABASES;</text:p>
      <text:p text:style-name="P2"><text:soft-page-break/>Установка базы данных по умолчанию</text:p>
      <text:p text:style-name="P2">--</text:p>
      <text:p text:style-name="P2">USE staff;</text:p>
      <text:p text:style-name="P2"/>
      <text:p text:style-name="P4">Пробуем соединится через <text:span text:style-name="T1">HeidiSQL. </text:span><text:span text:style-name="T4">Root h49r3VycgnC}</text:span></text:p>
      <text:p text:style-name="P4">Ошибка 10061</text:p>
      <text:p text:style-name="P9">Откройте файл <text:span text:style-name="_5f_bold">/etc/mysql/mysql.conf.d/mysqld.cnf</text:span> в текстовом редакторе :</text:p>
      <text:p text:style-name="_5f_text">Найдите строку, которая начинается с <text:span text:style-name="_5f_bold">bind-address</text:span> и установите в качестве значения <text:span text:style-name="_5f_bold">IP-адрес</text:span>, который должен прослушивать сервер MySQL.</text:p>
      <text:p text:style-name="_5f_text">По умолчанию установлено значение <text:span text:style-name="_5f_bold">127.0.0.1</text:span> (прослушивается только на локальном хосте).</text:p>
      <text:p text:style-name="_5f_text">В этом примере мы настроим сервер MySQL на прослушивание всех интерфейсов IPv4, изменив значение на <text:span text:style-name="_5f_bold">0.0.0.0</text:span></text:p>
      <text:p text:style-name="_5f_code">bind-address <text:s text:c="10"/>= 0.0.0.0</text:p>
      <text:p text:style-name="_5f_code"># skip-networking</text:p>
      <text:p text:style-name="_5f_text">Чтобы перезапустить службу MySQL в Debian или Ubuntu, введите:</text:p>
      <text:p text:style-name="_5f_code">sudo systemctl restart mysql</text:p>
      <text:p text:style-name="_5f_text"/>
      <text:list xml:id="list2955288867" text:style-name="L1">
        <text:list-header>
          <text:p text:style-name="P16">MySQLi</text:p>
        </text:list-header>
      </text:list>
      <text:p text:style-name="_5f_code">sudo apt-get install php-mysql</text:p>
      <text:p text:style-name="_5f_text">Я нашел решение. Я могу включить расширение MySQLi в php.ini. Я только что раскомментировал эту строку в php.ini:</text:p>
      <text:p text:style-name="_5f_text"/>
      <text:p text:style-name="_5f_code">extension=php_mysqli.dll</text:p>
      <text:p text:style-name="_5f_text">Теперь MySQLi работает хорошо. Вот php.iniпуть к файлу в среде Apache 2, PHP 7 и Ubuntu 14.04:</text:p>
      <text:p text:style-name="_5f_text"/>
      <text:p text:style-name="_5f_text">/etc/php/7.0/apache2/php.ini</text:p>
      <text:p text:style-name="_5f_text">По умолчанию расширение MySQLi отключено в PHP 7.</text:p>
      <text:p text:style-name="_5f_text"/>
      <text:p text:style-name="_5f_text"/>
      <text:p text:style-name="_5f_text"/>
      <text:p text:style-name="_5f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Consolas" svg:font-family="Consolas" style:font-adornments="Обычный" style:font-family-generic="modern" style:font-pitch="fixed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cm" fo:margin-bottom="0cm" style:contextual-spacing="true" fo:text-indent="0cm" style:auto-text-indent="false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1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mycomment" style:display-name="_mycomment" style:family="paragraph" style:parent-style-name="_5f_text">
      <style:paragraph-properties fo:padding="0.049cm" fo:border="0.26pt solid #e8a202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0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1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comment" style:display-name="_comment" style:family="paragraph">
      <loext:graphic-properties draw:fill="solid" draw:fill-color="#fffbed"/>
      <style:paragraph-properties fo:background-color="#fffbed" fo:padding="0.101cm" fo:border-left="2.01pt solid #2a6099" fo:border-right="2.01pt solid #2a6099" fo:border-top="none" fo:border-bottom="none"/>
      <style:text-properties style:font-name="Calibri" fo:font-family="Calibri" style:font-style-name="Курсив" style:font-family-generic="swiss" style:font-pitch="variable" fo:font-size="9pt" fo:language="none" fo:country="none" fo:font-style="italic" fo:font-weight="normal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fo:padding="0.101cm" fo:border="0.26pt solid #ff5429"/>
      <style:text-properties style:font-name="Calibri Light" fo:font-family="'Calibri Light'" style:font-style-name="Обычный" style:font-family-generic="swiss" style:font-pitch="variable" fo:font-size="10pt" fo:language="none" fo:country="none" fo:font-weight="250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0pt" fo:language="zxx" fo:country="none" fo:font-weight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1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_5f_ROOT" style:display-name="_ROOT" style:family="text">
      <style:text-properties style:font-name="Roboto" fo:font-family="Roboto" style:font-family-generic="roman" style:font-pitch="variable" fo:font-size="12pt" fo:font-weight="normal" style:font-name-asian="Roboto1" style:font-family-asian="Roboto" style:font-family-generic-asian="system" style:font-pitch-asian="variable" style:font-size-asian="12pt" style:font-weight-asian="normal" style:font-name-complex="Roboto1" style:font-family-complex="Roboto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1-02T20:30:21.982000000</dc:date>
    <meta:editing-duration>PT12H9M38S</meta:editing-duration>
    <meta:editing-cycles>51</meta:editing-cycles>
    <meta:generator>LibreOffice/7.0.4.2$Windows_X86_64 LibreOffice_project/dcf040e67528d9187c66b2379df5ea4407429775</meta:generator>
    <meta:document-statistic meta:table-count="0" meta:image-count="0" meta:object-count="0" meta:page-count="2" meta:paragraph-count="60" meta:word-count="377" meta:character-count="2779" meta:non-whitespace-character-count="2452"/>
  </office:meta>
</office:document-meta>
</file>